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3.03mm" svg:y="51.53mm">
            <loext:p draw:notify-on-update-of-ranges="Sheet1.B1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36.02mm" svg:y="53.39mm">
            <loext:p draw:notify-on-update-of-ranges="Sheet1.C1:Sheet1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7134103193" calcext:value-type="float">
            <text:p>1.5713410319</text:p>
          </table:table-cell>
          <table:table-cell office:value-type="float" office:value="1260235.19467" calcext:value-type="float">
            <text:p>1260235.19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7134103193" calcext:value-type="float">
            <text:p>1.5713410319</text:p>
          </table:table-cell>
          <table:table-cell office:value-type="float" office:value="1260235.19467" calcext:value-type="float">
            <text:p>1260235.194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143159719" calcext:value-type="float">
            <text:p>1.4314315972</text:p>
          </table:table-cell>
          <table:table-cell office:value-type="float" office:value="1156220.67122" calcext:value-type="float">
            <text:p>1156220.67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4941131521" calcext:value-type="float">
            <text:p>1.3494113152</text:p>
          </table:table-cell>
          <table:table-cell office:value-type="float" office:value="1094307.12586" calcext:value-type="float">
            <text:p>1094307.125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4941131521" calcext:value-type="float">
            <text:p>1.3494113152</text:p>
          </table:table-cell>
          <table:table-cell office:value-type="float" office:value="1094307.12586" calcext:value-type="float">
            <text:p>1094307.125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7662729001" calcext:value-type="float">
            <text:p>0.847662729</text:p>
          </table:table-cell>
          <table:table-cell office:value-type="float" office:value="720350.010145" calcext:value-type="float">
            <text:p>720350.010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9576102871" calcext:value-type="float">
            <text:p>0.6895761029</text:p>
          </table:table-cell>
          <table:table-cell office:value-type="float" office:value="599508.775845" calcext:value-type="float">
            <text:p>599508.775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6880560827" calcext:value-type="float">
            <text:p>0.6368805608</text:p>
          </table:table-cell>
          <table:table-cell office:value-type="float" office:value="559228.364412" calcext:value-type="float">
            <text:p>559228.364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6880560827" calcext:value-type="float">
            <text:p>0.6368805608</text:p>
          </table:table-cell>
          <table:table-cell office:value-type="float" office:value="559228.364412" calcext:value-type="float">
            <text:p>559228.364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6880560827" calcext:value-type="float">
            <text:p>0.6368805608</text:p>
          </table:table-cell>
          <table:table-cell office:value-type="float" office:value="559228.364412" calcext:value-type="float">
            <text:p>559228.364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6880560827" calcext:value-type="float">
            <text:p>0.6368805608</text:p>
          </table:table-cell>
          <table:table-cell office:value-type="float" office:value="559228.364412" calcext:value-type="float">
            <text:p>559228.364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5:49:06.219730686</meta:creation-date>
    <dc:date>2017-04-11T15:51:07.117253218</dc:date>
    <meta:editing-duration>PT2M1S</meta:editing-duration>
    <meta:editing-cycles>1</meta:editing-cycles>
    <meta:document-statistic meta:table-count="1" meta:cell-count="33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882cm" svg:y="4.123cm" style:legend-expansion="high" chart:style-name="ch2"/>
        <chart:plot-area chart:style-name="ch3" table:cell-range-address="Sheet1.B1:Sheet1.B11" svg:x="-0.728cm" svg:y="1.005cm" svg:width="13.242cm" svg:height="8.645cm">
          <chartooo:coordinate-region svg:x="-0.001cm" svg:y="1.205cm" svg:width="12.32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1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134103193">
                <text:p>1.57134103193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134103193">
                <text:p>1.57134103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143159719">
                <text:p>1.43143159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941131521">
                <text:p>1.34941131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4941131521">
                <text:p>1.34941131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7662729001">
                <text:p>0.847662729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9576102871">
                <text:p>0.689576102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6880560827">
                <text:p>0.636880560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6880560827">
                <text:p>0.636880560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6880560827">
                <text:p>0.636880560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6880560827">
                <text:p>0.636880560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2cm" svg:y="4.123cm" style:legend-expansion="high" chart:style-name="ch2"/>
        <chart:plot-area chart:style-name="ch3" table:cell-range-address="Sheet1.C1:Sheet1.C11" svg:x="0.319cm" svg:y="0.18cm" svg:width="13.244cm" svg:height="8.645cm">
          <chartooo:coordinate-region svg:x="1.681cm" svg:y="0.379cm" svg:width="11.51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0235.19467">
                <text:p>1260235.19467</text:p>
                <draw:g>
                  <svg:desc>Sheet1.C1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235.19467">
                <text:p>1260235.1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6220.67122">
                <text:p>1156220.67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4307.12586">
                <text:p>1094307.12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4307.12586">
                <text:p>1094307.12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350.010145">
                <text:p>720350.010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9508.775845">
                <text:p>599508.775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9228.364412">
                <text:p>559228.364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9228.364412">
                <text:p>559228.364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228.364412">
                <text:p>559228.364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9228.364412">
                <text:p>559228.3644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